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paragraph-properties fo:margin-left="0.4925in" fo:margin-right="0in" fo:text-indent="0in" style:auto-text-indent="false"/>
    </style:style>
    <style:style style:name="P4" style:family="paragraph" style:parent-style-name="Standard">
      <style:paragraph-properties fo:margin-left="0.4925in" fo:margin-right="0in" fo:text-indent="0in" style:auto-text-indent="false"/>
      <style:text-properties fo:font-style="normal" style:font-style-asian="normal" style:font-style-complex="normal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fo:color="#008000"/>
    </style:style>
    <style:style style:name="P6" style:family="paragraph" style:parent-style-name="Standard">
      <style:paragraph-properties fo:margin-left="0.4925in" fo:margin-right="0in" fo:text-indent="0in" style:auto-text-indent="false"/>
      <style:text-properties fo:color="#008000" fo:font-style="italic" style:font-style-asian="italic" style:font-style-complex="italic"/>
    </style:style>
    <style:style style:name="P7" style:family="paragraph" style:parent-style-name="Text_20_body">
      <style:paragraph-properties fo:margin-left="0.4925in" fo:margin-right="0in" fo:text-indent="0in" style:auto-text-indent="false"/>
    </style:style>
    <style:style style:name="P8" style:family="paragraph" style:parent-style-name="Text_20_body">
      <style:paragraph-properties fo:margin-left="0.4925in" fo:margin-right="0in" fo:text-indent="0in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 style:list-style-name="L1">
      <style:text-properties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Standard" style:list-style-name="L6">
      <style:text-properties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margin-left="0in" fo:margin-right="0in" fo:text-indent="0in" style:auto-text-indent="false"/>
    </style:style>
    <style:style style:name="P12" style:family="paragraph" style:parent-style-name="Standard" style:list-style-name="L4">
      <style:paragraph-properties fo:margin-left="0in" fo:margin-right="0in" fo:text-indent="0in" style:auto-text-indent="false"/>
    </style:style>
    <style:style style:name="P13" style:family="paragraph" style:parent-style-name="Standard" style:list-style-name="L5">
      <style:paragraph-properties fo:margin-left="0in" fo:margin-right="0in" fo:text-indent="0in" style:auto-text-indent="false"/>
      <style:text-properties fo:color="#000000" fo:font-style="normal" style:font-style-asian="normal" style:font-style-complex="normal"/>
    </style:style>
    <style:style style:name="P14" style:family="paragraph" style:parent-style-name="Standard" style:list-style-name="L7">
      <style:paragraph-properties fo:margin-left="0in" fo:margin-right="0in" fo:text-indent="0in" style:auto-text-indent="false"/>
      <style:text-properties fo:color="#000000" fo:font-style="normal" style:font-style-asian="normal" style:font-style-complex="normal"/>
    </style:style>
    <style:style style:name="P15" style:family="paragraph" style:parent-style-name="Standard">
      <style:paragraph-properties fo:margin-left="0in" fo:margin-right="0in" fo:text-indent="0in" style:auto-text-indent="false"/>
      <style:text-properties fo:font-style="italic" style:font-style-asian="italic" style:font-style-complex="italic"/>
    </style:style>
    <style:style style:name="P16" style:family="paragraph" style:parent-style-name="Standard">
      <style:paragraph-properties fo:margin-left="0.4925in" fo:margin-right="0in" fo:text-indent="0in" style:auto-text-indent="false" fo:background-color="#cccccc">
        <style:background-image/>
      </style:paragraph-properties>
      <style:text-properties fo:font-style="italic" style:font-style-asian="italic" style:font-style-complex="italic"/>
    </style:style>
    <style:style style:name="P17" style:family="paragraph" style:parent-style-name="Standard">
      <style:paragraph-properties fo:margin-left="0.4925in" fo:margin-right="0in" fo:text-indent="0in" style:auto-text-indent="false" fo:background-color="#cccccc">
        <style:background-image/>
      </style:paragraph-properties>
      <style:text-properties fo:color="#000080" fo:font-style="italic" style:font-style-asian="italic" style:font-style-complex="italic"/>
    </style:style>
    <style:style style:name="P18" style:family="paragraph" style:parent-style-name="Standard">
      <style:paragraph-properties fo:margin-left="0.4925in" fo:margin-right="0in" fo:text-indent="0in" style:auto-text-indent="false"/>
      <style:text-properties fo:color="#008000" fo:font-style="italic" style:font-style-asian="italic" style:font-style-complex="italic"/>
    </style:style>
    <style:style style:name="P19" style:family="paragraph" style:parent-style-name="Standard">
      <style:paragraph-properties fo:margin-left="0.4925in" fo:margin-right="0in" fo:text-indent="0in" style:auto-text-indent="false"/>
      <style:text-properties fo:font-style="italic" style:font-style-asian="italic" style:font-style-complex="italic"/>
    </style:style>
    <style:style style:name="P20" style:family="paragraph" style:parent-style-name="Text_20_body" style:list-style-name="L1">
      <style:text-properties fo:font-style="normal" fo:font-weight="normal" style:font-style-asian="normal" style:font-weight-asian="normal" style:font-style-complex="normal" style:font-weight-complex="normal"/>
    </style:style>
    <style:style style:name="P21" style:family="paragraph" style:parent-style-name="Text_20_body" style:list-style-name="L2"/>
    <style:style style:name="P22" style:family="paragraph" style:parent-style-name="Text_20_body" style:list-style-name="L3"/>
    <style:style style:name="P23" style:family="paragraph" style:parent-style-name="Text_20_body">
      <style:paragraph-properties fo:margin-left="0.9846in" fo:margin-right="0in" fo:text-indent="0in" style:auto-text-indent="false" fo:background-color="#cccccc">
        <style:background-image/>
      </style:paragraph-properties>
    </style:style>
    <style:style style:name="P24" style:family="paragraph" style:parent-style-name="Text_20_body">
      <style:paragraph-properties fo:margin-left="0.9846in" fo:margin-right="0in" fo:text-indent="0in" style:auto-text-indent="false" fo:background-color="#cccccc">
        <style:background-image/>
      </style:paragraph-properties>
      <style:text-properties fo:font-style="italic" style:font-style-asian="italic" style:font-style-complex="italic"/>
    </style:style>
    <style:style style:name="P25" style:family="paragraph" style:parent-style-name="Text_20_body">
      <style:paragraph-properties fo:margin-left="0.9846in" fo:margin-right="0in" fo:text-indent="0in" style:auto-text-indent="false" fo:background-color="#cccccc">
        <style:background-image/>
      </style:paragraph-properties>
      <style:text-properties fo:color="#000080" fo:font-style="italic" style:font-style-asian="italic" style:font-style-complex="italic"/>
    </style:style>
    <style:style style:name="P26" style:family="paragraph" style:parent-style-name="Text_20_body">
      <style:paragraph-properties fo:margin-left="0.9846in" fo:margin-right="0in" fo:text-indent="0in" style:auto-text-indent="false" fo:background-color="#cccccc">
        <style:background-image/>
      </style:paragraph-properties>
      <style:text-properties fo:color="#000000"/>
    </style:style>
    <style:style style:name="P27" style:family="paragraph" style:parent-style-name="Text_20_body">
      <style:paragraph-properties fo:margin-left="0.9846in" fo:margin-right="0in" fo:text-indent="0in" style:auto-text-indent="false" fo:background-color="#cccccc">
        <style:background-image/>
      </style:paragraph-properties>
      <style:text-properties fo:color="#000000" fo:font-style="italic" style:font-style-asian="italic" style:font-style-complex="italic"/>
    </style:style>
    <style:style style:name="T1" style:family="text">
      <style:text-properties fo:font-style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background-color="#ffff00"/>
    </style:style>
    <style:style style:name="T6" style:family="text">
      <style:text-properties style:font-style-asian="normal"/>
    </style:style>
    <style:style style:name="T7" style:family="text">
      <style:text-properties style:font-weight-asian="normal"/>
    </style:style>
    <style:style style:name="T8" style:family="text">
      <style:text-properties style:font-style-complex="normal"/>
    </style:style>
    <style:style style:name="T9" style:family="text">
      <style:text-properties style:font-weight-complex="normal"/>
    </style:style>
    <style:style style:name="T10" style:family="text">
      <style:text-properties fo:font-style="italic"/>
    </style:style>
    <style:style style:name="T11" style:family="text">
      <style:text-properties style:font-style-asian="italic"/>
    </style:style>
    <style:style style:name="T12" style:family="text">
      <style:text-properties style:font-style-complex="italic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stall PostgreSQL 8.2.5</text:h>
      <text:h text:style-name="Heading_20_2" text:outline-level="2">Check current situation </text:h>
      <text:p text:style-name="Text_20_body"/>
      <text:p text:style-name="Text_20_body">To check if the system already has a version of <text:span text:style-name="T2">postgreSQL</text:span> you can use either synaptic or a command line:</text:p>
      <text:p text:style-name="Text_20_body"/>
      <text:h text:style-name="Heading_20_3" text:outline-level="3">Synaptic</text:h>
      <text:list text:style-name="L1">
        <text:list-item>
          <text:p text:style-name="P9">Open Synaptic</text:p>
        </text:list-item>
        <text:list-item>
          <text:p text:style-name="P9">search for <text:s/>postgreSQL</text:p>
        </text:list-item>
        <text:list-item>
          <text:p text:style-name="P20">if you have ALREADY <text:s/>postgreSQL installed you will see a green square</text:p>
        </text:list-item>
      </text:list>
      <text:p text:style-name="P8">if you have NOT <text:s/>postgreSQL installed you will see a white square</text:p>
      <text:h text:style-name="Heading_20_3" text:outline-level="3">Terminal</text:h>
      <text:p text:style-name="P1"/>
      <text:p text:style-name="P11"><text:span text:style-name="T2">copy/paste the following command on a terminal</text:span></text:p>
      <text:p text:style-name="P25">sudo apt-cache policy <text:span text:style-name="T4"><text:s/>postgreSQL</text:span></text:p>
      <text:p text:style-name="Text_20_body"/>
      <text:list text:style-name="L2">
        <text:list-item>
          <text:p text:style-name="P21">if you have ALREADY postgreSQL installed <text:s/>(in this case you can skip all the step below )</text:p>
        </text:list-item>
      </text:list>
      <text:p text:style-name="P7">the output will be something like this:</text:p>
      <text:p text:style-name="P24">postgresql: </text:p>
      <text:p text:style-name="P24"><text:s/><text:span text:style-name="T5"><text:s/>Installed: 8.2.5-1 </text:span></text:p>
      <text:p text:style-name="P24"><text:s text:c="2"/>Candidate: 8.2.5-1ubuntu0.5 </text:p>
      <text:p text:style-name="P24"><text:s text:c="2"/>Version table: </text:p>
      <text:p text:style-name="P23"><text:s text:c="5"/>....</text:p>
      <text:p text:style-name="Text_20_body"/>
      <text:list text:style-name="L3">
        <text:list-item>
          <text:p text:style-name="P22">if you NOT have postgreSQL installed </text:p>
        </text:list-item>
      </text:list>
      <text:p text:style-name="P7">the output will be something like this:</text:p>
      <text:p text:style-name="P27">postgresql: </text:p>
      <text:p text:style-name="P27"><text:s text:c="2"/><text:span text:style-name="T5">Installed: (none) </text:span></text:p>
      <text:p text:style-name="P27"><text:s text:c="2"/>Candidate: 8.3.7-0ubuntu8.04.1 </text:p>
      <text:p text:style-name="P27"><text:s text:c="2"/>Version table: </text:p>
      <text:p text:style-name="P26"><text:s text:c="5"/>.....</text:p>
      <text:h text:style-name="Heading_20_2" text:outline-level="2"><text:soft-page-break/>Pre-Configuration</text:h>
      <text:p text:style-name="Standard">Edit the file <text:s/>/etc/apt/sources.list : </text:p>
      <text:p text:style-name="Standard"/>
      <text:list text:style-name="L4">
        <text:list-item>
          <text:p text:style-name="P12">copy/paste the following command on a terminal:</text:p>
        </text:list-item>
      </text:list>
      <text:p text:style-name="P3"/>
      <text:p text:style-name="P17">sudo gedit /etc/apt/sources.list&amp;</text:p>
      <text:p text:style-name="P3"/>
      <text:p text:style-name="P3">a text editor will be opened, check that the following line are in the file:</text:p>
      <text:p text:style-name="P3"/>
      <text:p text:style-name="P6">deb:http://security.ubuntu.com hardy-security/main Packages </text:p>
      <text:p text:style-name="P6">deb:http://archive.ubuntu.com hardy-updates/main Packages </text:p>
      <text:p text:style-name="P3"/>
      <text:p text:style-name="P3"/>
      <text:p text:style-name="P3">if one or more of this line is missing copy/paste <text:s/>them manually</text:p>
      <text:p text:style-name="P3"/>
      <text:list text:style-name="L5">
        <text:list-item>
          <text:p text:style-name="P13">copy/paste the following command on a terminal:</text:p>
        </text:list-item>
      </text:list>
      <text:p text:style-name="P17">sudo apt-get update</text:p>
      <text:p text:style-name="P15"/>
      <text:h text:style-name="Heading_20_2" text:outline-level="2">Installation </text:h>
      <text:p text:style-name="P1">To install postgreSQL you can choose between two possibilities:</text:p>
      <text:h text:style-name="Heading_20_3" text:outline-level="3">Graphical interface:</text:h>
      <text:p text:style-name="P1"/>
      <text:list text:style-name="L6">
        <text:list-item>
          <text:p text:style-name="P10">Open Synaptic</text:p>
        </text:list-item>
        <text:list-item>
          <text:p text:style-name="P10">search for <text:s/>postgreSQL</text:p>
        </text:list-item>
        <text:list-item>
          <text:p text:style-name="P10">select the pacage called <text:s/>postgreSQL- <text:s text:c="7"/>[newest_version]</text:p>
        </text:list-item>
        <text:list-item>
          <text:p text:style-name="P10">install with postgreSQL all the declared dependency</text:p>
        </text:list-item>
      </text:list>
      <text:p text:style-name="P1"/>
      <text:h text:style-name="Heading_20_3" text:outline-level="3">from command line:</text:h>
      <text:p text:style-name="P2"/>
      <text:list text:style-name="L7">
        <text:list-item>
          <text:p text:style-name="P14">copy/paste the following command on a terminal:</text:p>
        </text:list-item>
      </text:list>
      <text:p text:style-name="P17">$ sudo apt-get install postgreSQL </text:p>
      <text:p text:style-name="P19"/>
      <text:p text:style-name="P4">reply [ Y ] to the following question</text:p>
      <text:p text:style-name="P19"/>
      <text:p text:style-name="P16">After this operation, 19.4MB of additional disk space will be used. </text:p>
      <text:p text:style-name="P16">Do you want to continue [Y/n]? 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undesa</meta:initial-creator>
    <meta:creation-date>2009-04-20T12:13:28</meta:creation-date>
    <dc:creator>undesa</dc:creator>
    <dc:date>2009-04-23T17:11:22</dc:date>
    <meta:editing-cycles>7</meta:editing-cycles>
    <meta:editing-duration>PT5H12M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48" meta:word-count="270" meta:character-count="1741"/>
  </office:meta>
</office:document-meta>
</file>